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7b222" officeooo:paragraph-rsid="0002172b" style:font-name-complex="Noto Sans Devanagari1"/>
    </style:style>
    <style:style style:name="P2" style:family="paragraph" style:parent-style-name="Text_20_body">
      <style:paragraph-properties style:writing-mode="lr-tb"/>
      <style:text-properties officeooo:rsid="0027b222" officeooo:paragraph-rsid="0002172b" style:font-name-complex="Noto Sans Devanagari1"/>
    </style:style>
    <style:style style:name="P3" style:family="paragraph" style:parent-style-name="Text_20_body">
      <style:paragraph-properties style:writing-mode="lr-tb"/>
      <style:text-properties officeooo:rsid="0027b222" officeooo:paragraph-rsid="0007e7f6" style:font-name-complex="Noto Sans Devanagari1"/>
    </style:style>
    <style:style style:name="P4" style:family="paragraph" style:parent-style-name="Text_20_body">
      <style:text-properties officeooo:rsid="002bb183" officeooo:paragraph-rsid="0002172b" style:font-name-complex="Noto Sans Devanagari1"/>
    </style:style>
    <style:style style:name="P5" style:family="paragraph" style:parent-style-name="Text_20_body">
      <style:text-properties officeooo:rsid="002bb183" officeooo:paragraph-rsid="0008a2b0" style:font-name-complex="Noto Sans Devanagari1"/>
    </style:style>
    <style:style style:name="P6" style:family="paragraph" style:parent-style-name="Text_20_body">
      <style:text-properties fo:color="#000000" loext:opacity="100%" officeooo:paragraph-rsid="0002172b"/>
    </style:style>
    <style:style style:name="P7" style:family="paragraph" style:parent-style-name="Text_20_body">
      <style:text-properties officeooo:rsid="002bb183" officeooo:paragraph-rsid="0002172b"/>
    </style:style>
    <style:style style:name="P8" style:family="paragraph" style:parent-style-name="Text_20_body">
      <style:text-properties officeooo:paragraph-rsid="0002172b"/>
    </style:style>
    <style:style style:name="P9" style:family="paragraph" style:parent-style-name="Text_20_body">
      <style:text-properties officeooo:rsid="0027b222" officeooo:paragraph-rsid="0002172b" style:font-name-complex="Noto Sans Devanagari1"/>
    </style:style>
    <style:style style:name="P10" style:family="paragraph" style:parent-style-name="Text_20_body">
      <style:text-properties fo:color="#c9211e" loext:opacity="100%" officeooo:rsid="0027b222" officeooo:paragraph-rsid="0002172b" style:font-name-complex="Noto Sans Devanagari1"/>
    </style:style>
    <style:style style:name="T1" style:family="text">
      <style:text-properties officeooo:rsid="00299f35"/>
    </style:style>
    <style:style style:name="T2" style:family="text">
      <style:text-properties officeooo:rsid="0027b222" style:font-name-complex="Noto Sans Devanagari1"/>
    </style:style>
    <style:style style:name="T3" style:family="text">
      <style:text-properties officeooo:rsid="0029d9e0" style:font-name-complex="Noto Sans Devanagari1"/>
    </style:style>
    <style:style style:name="T4" style:family="text">
      <style:text-properties officeooo:rsid="002bb183" style:font-name-complex="Noto Sans Devanagari1"/>
    </style:style>
    <style:style style:name="T5" style:family="text">
      <style:text-properties officeooo:rsid="0029d9e0"/>
    </style:style>
    <style:style style:name="T6" style:family="text">
      <style:text-properties officeooo:rsid="002bb183"/>
    </style:style>
    <style:style style:name="T7" style:family="text">
      <style:text-properties fo:language="ru" fo:country="RU"/>
    </style:style>
    <style:style style:name="T8" style:family="text">
      <style:text-properties officeooo:rsid="000302f9"/>
    </style:style>
    <style:style style:name="T9" style:family="text">
      <style:text-properties officeooo:rsid="0003784e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299f35"/>
    </style:style>
    <style:style style:name="T12" style:family="text">
      <style:text-properties fo:color="#000000" loext:opacity="100%" officeooo:rsid="0004e4aa"/>
    </style:style>
    <style:style style:name="T13" style:family="text">
      <style:text-properties officeooo:rsid="0005e4a0"/>
    </style:style>
    <style:style style:name="T14" style:family="text">
      <style:text-properties officeooo:rsid="00069cfc"/>
    </style:style>
    <style:style style:name="T15" style:family="text">
      <style:text-properties officeooo:rsid="0007e7f6"/>
    </style:style>
    <style:style style:name="T16" style:family="text">
      <style:text-properties officeooo:rsid="0008a2b0"/>
    </style:style>
    <style:style style:name="T17" style:family="text">
      <style:text-properties officeooo:rsid="000a72db"/>
    </style:style>
    <style:style style:name="T18" style:family="text">
      <style:text-properties officeooo:rsid="000bd8a5"/>
    </style:style>
    <style:style style:name="T19" style:family="text">
      <style:text-properties officeooo:rsid="000d84f5"/>
    </style:style>
    <style:style style:name="T20" style:family="text">
      <style:text-properties officeooo:rsid="000f65fd"/>
    </style:style>
    <style:style style:name="T21" style:family="text">
      <style:text-properties officeooo:rsid="00109233"/>
    </style:style>
    <style:style style:name="T22" style:family="text">
      <style:text-properties fo:color="#c9211e" loext:opacity="100%"/>
    </style:style>
    <style:style style:name="T23" style:family="text">
      <style:text-properties fo:color="#c9211e" loext:opacity="100%" officeooo:rsid="001260df"/>
    </style:style>
    <style:style style:name="T24" style:family="text">
      <style:text-properties fo:color="#c9211e" loext:opacity="100%" officeooo:rsid="0013ccaf"/>
    </style:style>
    <style:style style:name="T25" style:family="text">
      <style:text-properties officeooo:rsid="0013ccaf"/>
    </style:style>
    <style:style style:name="T26" style:family="text">
      <style:text-properties officeooo:rsid="001519c7"/>
    </style:style>
    <style:style style:name="T27" style:family="text">
      <style:text-properties officeooo:rsid="001579ef"/>
    </style:style>
    <style:style style:name="T28" style:family="text">
      <style:text-properties officeooo:rsid="0015c1e0"/>
    </style:style>
    <style:style style:name="T29" style:family="text">
      <style:text-properties officeooo:rsid="00177381"/>
    </style:style>
    <style:style style:name="T30" style:family="text">
      <style:text-properties officeooo:rsid="00192441"/>
    </style:style>
    <style:style style:name="T31" style:family="text">
      <style:text-properties officeooo:rsid="0019a4b1"/>
    </style:style>
    <style:style style:name="T32" style:family="text">
      <style:text-properties officeooo:rsid="001a0e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dentify and translate into English. Example: भृताय नराय Dat Sg Masc/Ntr of the ta-participle</text:p>
      <text:p text:style-name="P1">of √भृ –› ‘for the having been carried man’, i.e. ‘for a/the man who has been carried’)</text:p>
      <text:p text:style-name="P1">१) पतित्वा - Absolutive from √पत् - упав, улетев</text:p>
      <text:p text:style-name="P1">२) क्षिपितः वृक्षः - Nom, sg, m, ta-participle from √क्षिप् - брошенное дерево</text:p>
      <text:p text:style-name="P1">३) नीतानां बालानाम् - Gen, pl, m, ta-participle from √नी - <text:span text:style-name="T8">у </text:span>приведённы<text:span text:style-name="T8">х</text:span> дет<text:span text:style-name="T8">ей</text:span></text:p>
      <text:p text:style-name="P1">४) नमितुम् - Infinitive from √नम् - кл<text:span text:style-name="T9">а</text:span>няться, <text:span text:style-name="T9">сгибать </text:span><text:span text:style-name="T19">(</text:span><text:span text:style-name="T18">от каузатива</text:span><text:span text:style-name="T19">)</text:span></text:p>
      <text:p text:style-name="P1">५) स्निग्धेभ्यः मित्रेभ्यः - Dat\Abl, pl, n, ta-participle from √स्निह् - любимым друзьям (от любимых друзей)</text:p>
      <text:p text:style-name="P1">६) पालयित्वा - Absolutive from √पाल्, защитив, <text:span text:style-name="T19">(защищать, управлять царством)</text:span></text:p>
      <text:p text:style-name="P1">७) उक्तस्य वचनस्य – Gen, sg, n – ta-participle from √वच् - <text:span text:style-name="T9">у с</text:span>сказанного слова</text:p>
      <text:p text:style-name="P1">८) त्यक्त्वा - Absolutive from √त्यज् - оставив, покинув</text:p>
      <text:p text:style-name="P1">९) इष्टाः अश्वाः - Nom, pl, m ta-participle from √इष् - желаемые кони</text:p>
      <text:p text:style-name="P1">१०) गत्वा - Absolutive from √गम् - пойдя</text:p>
      <text:p text:style-name="P2">११) शोक्तुम् - Infinitive from √शुच् - скорбеть, <text:span text:style-name="T20">оплакивать</text:span></text:p>
      <text:p text:style-name="P1">१२) भूत्वा - Absolutive from √भू - <text:span text:style-name="T1">став, </text:span><text:span text:style-name="T20">будучи</text:span></text:p>
      <text:p text:style-name="P1">१३) जेतमु - Infinitive from √जि - <text:span text:style-name="T1">побеждать</text:span></text:p>
      <text:p text:style-name="P1">१४) <text:span text:style-name="T10">कथयित्वा- Absolutive from √कथ् </text:span><text:span text:style-name="T12">(X) </text:span><text:span text:style-name="T10">- </text:span><text:span text:style-name="T11">сказав, рассказав</text:span></text:p>
      <text:p text:style-name="P1">१५) दग्धः ग्रामः - ta-participle from √दह् - <text:span text:style-name="T1">сожжённая деревня</text:span></text:p>
      <text:p text:style-name="P1">१६) हर्ष्टुम् - Infinitive from √हृष् - <text:span text:style-name="T1">радоваться</text:span> </text:p>
      <text:p text:style-name="P1">१७) चिन्तयित्वा - Absolutive from √चिन्त् <text:span text:style-name="T13">(X) </text:span>- <text:span text:style-name="T1">подумав, взволновавшись</text:span></text:p>
      <text:p text:style-name="P1">१८) दग्<text:span text:style-name="T1">धुम् - </text:span>Infinitive from √दह् - <text:span text:style-name="T1">жечь</text:span></text:p>
      <text:p text:style-name="P1">१९) बुद्<text:span text:style-name="T1">ध्वा - </text:span>Absolutive from √बुध् <text:s/>- <text:span text:style-name="T1">проснувшись, поняв</text:span></text:p>
      <text:p text:style-name="P6"><text:span text:style-name="T2">२०) विष्टेन गृह</text:span><text:span text:style-name="T3">े</text:span><text:span text:style-name="T2">ण – </text:span><text:span text:style-name="T3">Instr, sg, n, </text:span><text:span text:style-name="T2">√</text:span><text:span text:style-name="T3">विश् - домом, в который проникли</text:span></text:p>
      <text:p text:style-name="P1">२१) धारयितुम् - Infinitive from √धृ - <text:span text:style-name="T5">держать</text:span></text:p>
      <text:p text:style-name="P1">२२) त्यक्तात् पुरात् - <text:span text:style-name="T5">Abl, sg, n, </text:span>ta-participle from √त्यज् - <text:span text:style-name="T5">из покинутого города</text:span></text:p>
      <text:p text:style-name="P1"/>
      <text:p text:style-name="P1">2) Give the absolutive and the Nom Sg Masc of the regular ta-participle of each of the following</text:p>
      <text:p text:style-name="P1">verbal roots. i indicates that a root usually inserts an -i- between stem and suffix.</text:p>
      <text:p text:style-name="P1">Example: to conquer: √जि –› जित्वा ‘having conquered’, जितः ‘having been conquered’</text:p>
      <text:p text:style-name="P1"><text:soft-page-break/>a) to carry - √भ<text:span text:style-name="T5">ृ</text:span> → <text:span text:style-name="T5">भृत्वा (отнеся)</text:span>→ भृत<text:span text:style-name="T5">ः (</text:span><text:span text:style-name="T20">ношеный</text:span><text:span text:style-name="T5">)</text:span></text:p>
      <text:p text:style-name="P1">b) to write <text:span text:style-name="T5">(</text:span>I<text:span text:style-name="T5">) - √लिख् → लिखित्वा (написав)→ लिखितः (написанный)</text:span></text:p>
      <text:p text:style-name="P1">c) to run - √द्रु → <text:span text:style-name="T5">द्रुत्वा (бежав)→ द्रुतः (бежавший)</text:span></text:p>
      <text:p text:style-name="P1">d) to release √मुच् → <text:span text:style-name="T5">मुक्त्वा (освободив)→ मुक्तः (освобождённый)</text:span></text:p>
      <text:p text:style-name="P1">e) to grow √वृध् <text:s/>→ <text:span text:style-name="T5">वृद्ध्वा (</text:span><text:span text:style-name="T20">ростя</text:span><text:span text:style-name="T5">) → वृद्धः (растимый, </text:span><text:span text:style-name="T20">старый, старик</text:span><text:span text:style-name="T5">)</text:span></text:p>
      <text:p text:style-name="P3">f) to bow √<text:span text:style-name="T5">नम् → न</text:span><text:span text:style-name="T6">त्वा</text:span><text:span text:style-name="T5"> (поклонившись) → न</text:span><text:span text:style-name="T6">तः</text:span><text:span text:style-name="T5"> (поклонившийся) </text:span><text:span text:style-name="T15">(</text:span><text:span text:style-name="T5">न</text:span><text:span text:style-name="T15">मि</text:span><text:span text:style-name="T6">त्वा</text:span><text:span text:style-name="T5"> (</text:span><text:span text:style-name="T21">наклонив</text:span><text:span text:style-name="T5">) → न</text:span><text:span text:style-name="T14">मि</text:span><text:span text:style-name="T6">तः</text:span><text:span text:style-name="T5"> (</text:span><text:span text:style-name="T21">согнутый</text:span><text:span text:style-name="T5">) </text:span><text:span text:style-name="T20">от каузатива</text:span><text:span text:style-name="T15">)</text:span></text:p>
      <text:p text:style-name="P2">g) to be alive <text:span text:style-name="T5">(</text:span>i<text:span text:style-name="T5">) √जीव् <text:s/>→ जीवित्वा (пожив)→ जीवितः (живой)</text:span></text:p>
      <text:p text:style-name="P1">h) to lead √नी → <text:span text:style-name="T5">नीत्वा (ведя)→ नीतः (ведомый)</text:span></text:p>
      <text:p text:style-name="P1">i) to remember √स्मृ → <text:span text:style-name="T5">स्मृत्वा (вспомнив)→ स्मृतः (помянутый, вспомненый, </text:span><text:span text:style-name="T23">называемый</text:span><text:span text:style-name="T5">)</text:span></text:p>
      <text:p text:style-name="P1"/>
      <text:p text:style-name="P1">3) Review exercise. Translate into English.</text:p>
      <text:p text:style-name="P1">१) क्षेत्राणि - <text:span text:style-name="T6">Поля</text:span></text:p>
      <text:p text:style-name="P1">२) तुष्यन्ति- <text:span text:style-name="T6">они наслаждаются</text:span></text:p>
      <text:p text:style-name="P1">३) श्लोकानाम् - <text:span text:style-name="T6">Gen, pl, m – </text:span><text:span text:style-name="T13">у </text:span><text:span text:style-name="T6">строф, шлок</text:span></text:p>
      <text:p text:style-name="P1">४) नामितः- <text:span text:style-name="T6">склонённый</text:span></text:p>
      <text:p text:style-name="P1">५) मोक्तुम् - <text:span text:style-name="T6">освобождать</text:span></text:p>
      <text:p text:style-name="P1">६) <text:span text:style-name="T22">नश्यतः - √नश् </text:span><text:span text:style-name="T24">(X) </text:span><text:span text:style-name="T22">- </text:span><text:span text:style-name="T24">они(вдвоём) гибнут.</text:span></text:p>
      <text:p text:style-name="P1">७) नाययन्ति - <text:span text:style-name="T6">они </text:span><text:span text:style-name="T25">заставляют вести (каузатив)</text:span></text:p>
      <text:p text:style-name="P1">८) युद्धेषु- <text:span text:style-name="T6">в битвах</text:span></text:p>
      <text:p text:style-name="P1">९) मित्रयोः - <text:span text:style-name="T6">Gen/Loc, du, n – друзей / </text:span><text:span text:style-name="T25">в двух</text:span><text:span text:style-name="T6"> друзьях</text:span></text:p>
      <text:p text:style-name="P1">१०) रक्षितः - <text:span text:style-name="T6">защищённый, </text:span><text:span text:style-name="T26">сохранённый</text:span></text:p>
      <text:p text:style-name="P1">११) रक्षतः - <text:span text:style-name="T6">du, 3p – они двое защищают</text:span></text:p>
      <text:p text:style-name="P1">१२) रक्षत<text:span text:style-name="T6">ि</text:span> - <text:span text:style-name="T6">он защищает</text:span> </text:p>
      <text:p text:style-name="P2">१३) नतै: - <text:span text:style-name="T6">Instr, pl, - кланяющимися, </text:span><text:span text:style-name="T26">поклонившимися</text:span></text:p>
      <text:p text:style-name="P10">१४) शोचितः - <text:span text:style-name="T26">заставленный горевать (гуна!)</text:span></text:p>
      <text:p text:style-name="P1">१५) गृहाभ्याम् - <text:span text:style-name="T6">Instr/Dat/Abl, du, n – двумя домами \ двум домам \ из двух домов</text:span></text:p>
      <text:p text:style-name="P1">१६) दृष्ट्वा - √दृश् <text:s/>- <text:span text:style-name="T6">посмотрев</text:span></text:p>
      <text:p text:style-name="P10">१७) दर्शयामः- <text:span text:style-name="T6">мы </text:span><text:span text:style-name="T27">показываем</text:span></text:p>
      <text:p text:style-name="P1"><text:soft-page-break/>१८) दग्धुम् - <text:span text:style-name="T6">Infinitive, жечь</text:span></text:p>
      <text:p text:style-name="P1">१९) वदसि - <text:span text:style-name="T6">ты говоришь</text:span></text:p>
      <text:p text:style-name="P1">२०) इच्छथः - <text:span text:style-name="T6">вы (двое) </text:span><text:span text:style-name="T27">желаете</text:span></text:p>
      <text:p text:style-name="P1">२१) गच्छथ – <text:span text:style-name="T6">вы идёте</text:span></text:p>
      <text:p text:style-name="P1"/>
      <text:p text:style-name="P1">4) Translate into English.</text:p>
      <text:p text:style-name="P1">१) पापान् युद्धे जित्वा शूराः हृष्यन्ति । <text:span text:style-name="T15">Злодеев</text:span><text:span text:style-name="T6"> в битве победив герои радуются.</text:span></text:p>
      <text:p text:style-name="P1">२) तव मित्राणि ग्रामे स्थितानि पश्यामि । <text:span text:style-name="T6">Твоих друзей в деревне стоящих я вижу.</text:span></text:p>
      <text:p text:style-name="P1">३) व्याघ्रात् बालं पालयित्वा अश्वः बालेन सह ईश्वरस्य गृहं गच्छति । <text:span text:style-name="T6">От тигра ребёнка защитив конь с ребёнком к владыки дому идёт.</text:span></text:p>
      <text:p text:style-name="P1">४) सि<text:span text:style-name="T6">ं</text:span>ह<text:span text:style-name="T6">ः</text:span> इह किं करोति इति चिन्तयित्वा बालः गृहं द्रवति । “<text:span text:style-name="T6">лев здесь что делает” – так подумав ребёнок домой бежит.</text:span></text:p>
      <text:p text:style-name="P1">५) प्रियं कुलं त्यक्त्वा कुमारः मित्राणि युद्धं नयति । <text:span text:style-name="T6">Любимую семью оставив, юноша друзей в битву ведёт.</text:span></text:p>
      <text:p text:style-name="P1">६) दूतः वनं गतः । किं तत्र गच्छसि इति पुरुषेण पृष्टः। <text:span text:style-name="T6">Гонец в лес пошёл. </text:span><text:span text:style-name="T15">Зачем</text:span><text:span text:style-name="T6"> </text:span><text:span text:style-name="T15">тутда ты пошёл? </text:span><text:span text:style-name="T6">– так человеком </text:span><text:span text:style-name="T15">спрошенный.</text:span></text:p>
      <text:p text:style-name="P1">७) गृहं मित्राभ्यां सह त्यक्त्वा बालः पुरात् वनं द्रवति । <text:span text:style-name="T6">Дома двух друзей оставив, ребёнок из города в лес </text:span><text:span text:style-name="T15">с</text:span><text:span text:style-name="T6">бе</text:span><text:span text:style-name="T15">гае</text:span><text:span text:style-name="T6">т.</text:span></text:p>
      <text:p text:style-name="P1">८) शूरैः जितस्य नगरस्य कथाः (‘stories’, Nom Pl) जनान् हर्षयन्ति । <text:span text:style-name="T16">О х</text:span><text:span text:style-name="T6">рабрецами захвачен</text:span><text:span text:style-name="T28">ом</text:span><text:span text:style-name="T6"> город</text:span><text:span text:style-name="T28">е</text:span><text:span text:style-name="T6"> истории людей радуют.</text:span></text:p>
      <text:p text:style-name="P1">जनाः शूरेभ्यः एव नमन्ति ।</text:p>
      <text:p text:style-name="P4">Люди только героям поклоняются.</text:p>
      <text:p text:style-name="P1">९) पुरे वसामि इति उक्त्वा बालः नरं किं वने वससि इति पृच्छति ।</text:p>
      <text:p text:style-name="P5">”Я в городе живу” – так сказа<text:span text:style-name="T16">л</text:span> мальчик человеку, - “<text:span text:style-name="T16">ты </text:span>почему в лесу живёшь?” – так спрашивает.</text:p>
      <text:p text:style-name="P1">१०) देवाः गुणान् पश्यन्ति इति वदामः ।</text:p>
      <text:p text:style-name="P4">“Боги добродетели видят” – так мы говорим.</text:p>
      <text:p text:style-name="P1">११) अपि ईश्वरस्य गृहं गत्वा जनाः ईश्वराय नताः ।</text:p>
      <text:p text:style-name="P4"><text:span text:style-name="T17">В</text:span>о <text:span text:style-name="T17">в</text:span>ладыки дом прийдя, люди <text:span text:style-name="T17">в</text:span>ладыке <text:span text:style-name="T29">поклонились ли</text:span><text:span text:style-name="T17">?</text:span></text:p>
      <text:p text:style-name="P1">१२) गृहं कुलं च त्यक्तुं न इच्छामि इति उक्त्वा कुमारः सीदति ।</text:p>
      <text:p text:style-name="P4">“Дом и семью покидать не желаю” – так сказав, юноша садится.</text:p>
      <text:p text:style-name="P1">१३) मित्राणि द्रष्टुं गच्छामः इति उक्त्वा बालाः गृहं त्यजन्ति ।</text:p>
      <text:p text:style-name="P4"><text:soft-page-break/>“Друзей <text:span text:style-name="T17">по</text:span>вид<text:span text:style-name="T17">а</text:span>ть идём” – так сказав, дети дом покидают.</text:p>
      <text:p text:style-name="P1">१४) नगरं पापैः जितं दृष्ट्वा शूराः तत् (that) नगरं वेष्टुं न इच्छन्ति ।</text:p>
      <text:p text:style-name="P4">Город злодеями захваченный увидев, герои в этот город заходить не желают.</text:p>
      <text:p text:style-name="P1">१५) पुत्रः वृक्षात् पतितानि फलानि हृत्वा नृपाय दातुम् (‘to give’) इच्छति ।</text:p>
      <text:p text:style-name="P4">Сын с дерева упавшие плоды взяв царю отдать желает.</text:p>
      <text:p text:style-name="P1">२६) पुत्रः वृक्षात् नरेण पातितानि फलानि हृत्वा नृपाय दातुम् (‘to give’) इच्छति ।</text:p>
      <text:p text:style-name="P4">Сын с дерева человеком сброшенные плоды взяв царю отдать желает.</text:p>
      <text:p text:style-name="P1">२७) अहं वनं गन्तुं न इच्छामि । <text:span text:style-name="T6">Я в лес идти не желаю.</text:span></text:p>
      <text:p text:style-name="P1">२८) दग्धं क्षेत्रं पुरं च त्यक्तम् इह दृष्ट्वा जनाः शोचन्ति । <text:span text:style-name="T6">Сожжённое поле и город покинутый здесь увидев, люди </text:span><text:span text:style-name="T29">горюют</text:span><text:span text:style-name="T6">.</text:span></text:p>
      <text:p text:style-name="P1"/>
      <text:p text:style-name="P1">READINGS</text:p>
      <text:p text:style-name="P1">Kṛṣṇa Tells Arjuna about the Cycle of Rebirths</text:p>
      <text:p text:style-name="P1">बहूनि मे व्यतीतानि जन्मानि तव च अर्जुन । <text:span text:style-name="T6">Мног</text:span><text:span text:style-name="T30">очисленны у меня</text:span><text:span text:style-name="T6"> </text:span><text:span text:style-name="T30">прошедшие </text:span><text:span text:style-name="T6">рождени</text:span><text:span text:style-name="T30">я</text:span><text:span text:style-name="T6"> и </text:span><text:span text:style-name="T30">у тебя </text:span><text:span text:style-name="T6">, О Арджуна</text:span></text:p>
      <text:p text:style-name="P8"><text:span text:style-name="T2">तानि अहं वेद सर्वाणि न त्वं वेत्थ परंतप ॥ </text:span><text:span text:style-name="T4">Я все (их) знаю, ты не знаешь, </text:span><text:span text:style-name="T7">Парантапа.</text:span></text:p>
      <text:p text:style-name="P8">Ways to Learn about Someone’s Character</text:p>
      <text:p text:style-name="P8">दूतं वा लेखं वा दृष्ट्वा अहं नृपस्य अदृष्टस्य<text:span text:style-name="T2"> । </text:span><text:span text:style-name="T4">Или гонца или письмо увидев, царя (ранее) не виданого</text:span></text:p>
      <text:p text:style-name="P8">जानामि तं नरेन्द्रं प्राज्ञं प्रज्ञाविहीनं वा <text:span text:style-name="T31">Того царя распознаю</text:span></text:p>
      <text:p text:style-name="P8"/>
      <text:p text:style-name="P8">A Warrior’s Fortune</text:p>
      <text:p text:style-name="P8">मृतः प्राप्स्यति वा स्वर्गं शत्रून् हत्वा अपि वा सुखम् ।</text:p>
      <text:p text:style-name="P7"><text:span text:style-name="T32">или м</text:span>ертвый неба достигнет, <text:span text:style-name="T32">или</text:span> врагов убив даже счастья <text:span text:style-name="T32">получит</text:span>.</text:p>
      <text:p text:style-name="P8">उभौ हि शूराणां गुणौ एतौ सुदर्लभौ ॥</text:p>
      <text:p text:style-name="P7">Точно оба эти качества герою <text:span text:style-name="T32">очень </text:span>труднодостижимы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7:52:43.796261207</meta:creation-date>
    <dc:date>2025-03-05T19:19:56.284662331</dc:date>
    <meta:editing-duration>PT5H22M13S</meta:editing-duration>
    <meta:editing-cycles>23</meta:editing-cycles>
    <meta:generator>LibreOffice/7.4.7.2$Linux_X86_64 LibreOffice_project/40$Build-2</meta:generator>
    <meta:document-statistic meta:table-count="0" meta:image-count="0" meta:object-count="0" meta:page-count="4" meta:paragraph-count="99" meta:word-count="1018" meta:character-count="5104" meta:non-whitespace-character-count="4164"/>
  </office:meta>
</office:document-meta>
</file>